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fill="solid" draw:fill-color="#ffffff" draw:opacity="100%" draw:textarea-horizontal-align="justify" draw:textarea-vertical-align="middle" draw:auto-grow-height="false" draw:shadow-opacity="100%"/>
    </style:style>
    <style:style style:name="gr4" style:family="graphic" style:parent-style-name="objectwithoutfill">
      <style:graphic-properties draw:stroke="dash" draw:stroke-dash="Fine_20_Dashed_20__28_var_29_" draw:fill="none" draw:fill-color="#ffffff" draw:textarea-horizontal-align="center" draw:textarea-vertical-align="middle"/>
    </style:style>
    <style:style style:name="gr5" style:family="graphic" style:parent-style-name="standard">
      <style:graphic-properties draw:fill="hatch" draw:fill-color="#ffffff" draw:fill-hatch-name="Gray_20_45_20_degrees" draw:opacity="50%" draw:textarea-horizontal-align="justify" draw:textarea-vertical-align="middle" draw:auto-grow-height="false" draw:shadow-opacity="50%"/>
    </style:style>
    <style:style style:name="gr6" style:family="graphic" style:parent-style-name="standard">
      <style:graphic-properties draw:fill="solid" draw:fill-color="#e6ff00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4cm" fo:min-width="0cm"/>
    </style:style>
    <style:style style:name="gr9" style:family="graphic" style:parent-style-name="objectwithoutfill">
      <style:graphic-properties draw:marker-end="Arrow_20_concave" draw:marker-end-width="0.203cm" draw:fill="none" draw:fill-color="#ffffff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67cm" fo:min-width="0cm"/>
    </style:style>
    <style:style style:name="gr11" style:family="graphic" style:parent-style-name="objectwithoutfill">
      <style:graphic-properties draw:marker-end="Arrow_20_concave" draw:marker-end-width="0.254cm" draw:fill="none" draw:fill-color="#ffffff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65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4.96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2cm" fo:min-width="4.964cm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svg:stroke-width="0.051cm" draw:marker-start-width="0.276cm" draw:marker-end-width="0.276cm" draw:fill="solid" draw:fill-color="#ccfff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draw:marker-start-width="0.276cm" draw:marker-end-width="0.276cm" draw:fill="none" draw:fill-color="#ffffff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18" style:family="graphic" style:parent-style-name="standard">
      <style:graphic-properties svg:stroke-width="0.051cm" draw:marker-start-width="0.276cm" draw:marker-end-width="0.276cm" draw:fill="solid" draw:fill-color="#00ff00" draw:opacity="30%" draw:textarea-horizontal-align="justify" draw:textarea-vertical-align="middle" draw:auto-grow-height="false" fo:padding-top="0.15cm" fo:padding-bottom="0.15cm" fo:padding-left="0.275cm" fo:padding-right="0.275cm" draw:shadow-opacity="30%"/>
    </style:style>
    <style:style style:name="gr19" style:family="graphic" style:parent-style-name="standard">
      <style:graphic-properties svg:stroke-width="0.051cm" draw:marker-start-width="0.276cm" draw:marker-end-width="0.276cm" draw:fill="solid" draw:fill-color="#e6e6e6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20" style:family="graphic" style:parent-style-name="standard">
      <style:graphic-properties svg:stroke-width="0.051cm" draw:marker-start-width="0.276cm" draw:marker-end-width="0.276cm" draw:fill="hatch" draw:fill-color="#ffffff" draw:fill-gradient-name="Gradient_20_1" draw:fill-hatch-name="Gray_20_45_20_degrees" draw:fill-hatch-solid="false" draw:opacity="50%" draw:textarea-horizontal-align="justify" draw:textarea-vertical-align="middle" draw:auto-grow-height="false" fo:padding-top="0.15cm" fo:padding-bottom="0.15cm" fo:padding-left="0.275cm" fo:padding-right="0.275cm" draw:shadow-offset-x="0.305cm" draw:shadow-offset-y="0.305cm" draw:shadow-opacity="50%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25cm" fo:min-width="0cm"/>
    </style:style>
    <style:style style:name="gr22" style:family="graphic" style:parent-style-name="standard">
      <style:graphic-properties svg:stroke-width="0.051cm" draw:marker-start-width="0.276cm" draw:marker-end-width="0.276cm" draw:fill="solid" draw:fill-color="#ffcc99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057cm"/>
    </style:style>
    <style:style style:name="gr24" style:family="graphic" style:parent-style-name="standard">
      <style:graphic-properties svg:stroke-width="0.051cm" draw:marker-start-width="0.276cm" draw:marker-end-width="0.276cm" draw:fill="solid" draw:fill-color="#e6ff00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25" style:family="graphic" style:parent-style-name="objectwithoutfill">
      <style:graphic-properties draw:stroke="dash" draw:stroke-dash="Fine_20_Dashed_20__28_var_29_" svg:stroke-width="0.051cm" draw:marker-start-width="0.276cm" draw:marker-end-width="0.276cm" draw:fill="none" draw:fill-color="#ffffff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fill="none" draw:textarea-horizontal-align="justify" draw:textarea-vertical-align="middle" draw:auto-grow-height="false"/>
    </style:style>
    <style:style style:name="gr27" style:family="graphic" style:parent-style-name="standard">
      <style:graphic-properties svg:stroke-width="0.051cm" draw:marker-start-width="0.276cm" draw:marker-end-width="0.276cm" draw:fill="solid" draw:fill-color="#99ccff" draw:textarea-horizontal-align="justify" draw:textarea-vertical-align="middle" draw:auto-grow-height="false" fo:padding-top="0.15cm" fo:padding-bottom="0.15cm" fo:padding-left="0.275cm" fo:padding-right="0.275cm"/>
    </style:style>
    <style:style style:name="gr28" style:family="graphic" style:parent-style-name="standard">
      <style:graphic-properties svg:stroke-width="0.051cm" draw:marker-start-width="0.276cm" draw:marker-end-width="0.276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standard">
      <style:graphic-properties svg:stroke-width="0.051cm" draw:marker-start-width="0.276cm" draw:marker-end-width="0.276cm" draw:fill="solid" draw:fill-color="#ccffff" draw:textarea-horizontal-align="justify" draw:textarea-vertical-align="middle" draw:auto-grow-height="false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draw:marker-start-width="0.276cm" draw:marker-end-width="0.276cm" draw:fill="solid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draw:marker-start-width="0.276cm" draw:marker-end-width="0.276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0cm" fo:min-width="0cm"/>
    </style:style>
    <style:style style:name="gr33" style:family="graphic" style:parent-style-name="objectwithoutfill">
      <style:graphic-properties svg:stroke-width="0.025cm" draw:marker-start-width="0.237cm" draw:marker-end="Arrow_20_concave" draw:marker-end-width="0.291cm" draw:fill="none" draw:fill-color="#ffffff" draw:textarea-horizontal-align="center" draw:textarea-vertical-align="middle" fo:padding-top="0.137cm" fo:padding-bottom="0.137cm" fo:padding-left="0.262cm" fo:padding-right="0.262cm"/>
    </style:style>
    <style:style style:name="gr34" style:family="graphic" style:parent-style-name="objectwithoutfill">
      <style:graphic-properties svg:stroke-width="0.025cm" draw:marker-start-width="0.237cm" draw:marker-end="Arrow_20_concave" draw:marker-end-width="0.24cm" draw:fill="none" draw:fill-color="#ffffff" draw:textarea-horizontal-align="center" draw:textarea-vertical-align="middle" fo:padding-top="0.137cm" fo:padding-bottom="0.137cm" fo:padding-left="0.262cm" fo:padding-right="0.262cm"/>
    </style:style>
    <style:style style:name="gr35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0.228cm" fo:min-width="1.8cm"/>
    </style:style>
    <style:style style:name="gr36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Default-title">
      <style:graphic-properties fo:min-height="0.461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text-properties fo:font-family="Arial" style:font-family-generic="swiss" style:font-pitch="variable" fo:font-size="17.3999996185303pt" fo:font-weight="bold" style:font-weight-asian="bold" style:font-weight-complex="bold"/>
    </style:style>
    <style:style style:name="P7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 style:text-scale="90%"/>
    </style:style>
    <style:style style:name="P9" style:family="paragraph">
      <style:text-properties fo:font-size="10pt" style:font-size-asian="10pt" style:font-size-complex="10pt" style:text-scale="90%"/>
    </style:style>
    <style:style style:name="P10" style:family="paragraph">
      <style:paragraph-properties fo:text-align="center"/>
      <style:text-properties fo:font-size="12pt" fo:language="en" fo:country="US" fo:font-style="normal" fo:font-weight="bold"/>
    </style:style>
    <style:style style:name="P11" style:family="paragraph">
      <style:text-properties fo:font-size="10pt" fo:font-weight="bold" style:font-size-asian="10pt" style:font-weight-asian="bold" style:font-size-complex="10pt" style:font-weight-complex="bold" style:text-scale="90%"/>
    </style:style>
    <style:style style:name="P12" style:family="paragraph">
      <style:paragraph-properties fo:text-align="center"/>
      <style:text-properties fo:font-size="12pt" fo:language="en" fo:country="US" fo:font-style="normal" fo:font-weight="bold" style:font-size-asian="12pt" style:font-weight-asian="bold" style:font-size-complex="12pt" style:font-weight-complex="bold"/>
    </style:style>
    <style:style style:name="P13" style:family="paragraph">
      <style:paragraph-properties fo:text-align="center"/>
      <style:text-properties fo:font-size="12pt" fo:language="en" fo:country="US" fo:font-style="normal" fo:font-weight="bold" style:font-size-asian="14pt" style:font-size-complex="14pt"/>
    </style:style>
    <style:style style:name="P14" style:family="paragraph">
      <style:paragraph-properties fo:text-align="center"/>
      <style:text-properties style:text-scale="90%"/>
    </style:style>
    <style:style style:name="P15" style:family="paragraph">
      <style:paragraph-properties fo:text-align="center"/>
      <style:text-properties fo:font-size="12pt" fo:language="en" fo:country="US" fo:font-style="normal" fo:font-weight="bold" style:font-size-asian="14pt" style:font-size-complex="14pt" style:text-scale="90%"/>
    </style:style>
    <style:style style:name="P16" style:family="paragraph">
      <style:paragraph-properties fo:text-align="center"/>
      <style:text-properties style:text-scale="80%"/>
    </style:style>
    <style:style style:name="P17" style:family="paragraph">
      <style:paragraph-properties fo:text-align="center"/>
      <style:text-properties fo:font-size="12pt" fo:language="en" fo:country="US" fo:font-style="normal" fo:font-weight="bold" style:font-size-asian="14pt" style:font-size-complex="14pt" style:text-scale="80%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family="Arial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 style:text-scale="90%"/>
    </style:style>
    <style:style style:name="T8" style:family="text">
      <style:text-properties fo:font-size="10pt" style:font-size-asian="10pt" style:font-size-complex="10pt" style:text-scale="90%"/>
    </style:style>
    <style:style style:name="T9" style:family="text">
      <style:text-properties fo:font-size="12pt" fo:language="en" fo:country="US" fo:font-style="normal" fo:font-weight="bold" style:font-size-asian="12pt" style:font-weight-asian="bold" style:font-size-complex="12pt" style:font-weight-complex="bold"/>
    </style:style>
    <style:style style:name="T10" style:family="text">
      <style:text-properties fo:font-size="12pt" fo:language="en" fo:country="US" fo:font-style="normal" fo:font-weight="bold" style:font-size-asian="14pt" style:font-size-complex="14pt"/>
    </style:style>
    <style:style style:name="T11" style:family="text">
      <style:text-properties fo:font-size="12pt" fo:language="en" fo:country="US" fo:font-style="normal" fo:font-weight="bold" style:font-size-asian="14pt" style:font-size-complex="14pt" style:text-scale="90%"/>
    </style:style>
    <style:style style:name="T12" style:family="text">
      <style:text-properties fo:font-size="12pt" fo:language="en" fo:country="US" fo:font-style="normal" fo:font-weight="bold" style:font-size-asian="14pt" style:font-size-complex="14pt" style:text-scale="80%"/>
    </style:style>
    <style:style style:name="T13" style:family="text">
      <style:text-properties fo:font-family="'Nimbus Sans L'" style:font-style-name="Regular" style:font-family-generic="swiss" style:font-pitch="variable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>
        <draw:frame presentation:style-name="pr1" draw:text-style-name="P1" draw:layer="layout" svg:width="24.002cm" svg:height="1.5cm" svg:x="1.968cm" svg:y="1.325cm" presentation:class="title" presentation:user-transformed="true">
          <draw:text-box>
            <text:p><text:span text:style-name="T1">Raw TCP/UDP Trigger</text:span><text:span text:style-name="T1"><text:line-break/></text:span><text:span text:style-name="T2">Hive 2.5</text:span></text:p>
          </draw:text-box>
        </draw:frame>
        <draw:custom-shape draw:style-name="gr1" draw:text-style-name="P2" draw:layer="layout" svg:width="25.654cm" svg:height="1.27cm" svg:x="1.144cm" svg:y="5.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1.27cm" svg:x="3.214cm" svg:y="5.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9cm" svg:height="1.27cm" svg:x="12.768cm" svg:y="5.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69cm" svg:height="1.27cm" svg:x="5.499cm" svg:y="5.84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433cm" svg:y1="5.84cm" svg:x2="10.671cm" svg:y2="7.11cm">
          <text:p/>
        </draw:line>
        <draw:custom-shape draw:style-name="gr5" draw:text-style-name="P2" draw:layer="layout" svg:width="1.521cm" svg:height="1.27cm" svg:x="14.037cm" svg:y="5.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9cm" svg:height="1.27cm" svg:x="15.546cm" svg:y="5.8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286cm" svg:height="1.27cm" svg:x="16.822cm" svg:y="5.8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77cm" svg:height="1.27cm" svg:x="21.453cm" svg:y="5.84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836cm" svg:height="1.433cm" svg:x="3.41cm" svg:y="5.759cm">
          <draw:text-box>
            <text:p text:style-name="P2"><text:span text:style-name="T3">CRC</text:span></text:p>
            <text:p text:style-name="P2"><text:span text:style-name="T3">Random</text:span></text:p>
            <text:p text:style-name="P2"><text:span text:style-name="T3">Data</text:span></text:p>
          </draw:text-box>
        </draw:frame>
        <draw:frame draw:style-name="gr8" draw:text-style-name="P4" draw:layer="layout" svg:width="1.264cm" svg:height="0.645cm" svg:x="12.768cm" svg:y="6.153cm">
          <draw:text-box>
            <text:p><text:span text:style-name="T3">CRC</text:span></text:p>
          </draw:text-box>
        </draw:frame>
        <draw:frame draw:style-name="gr7" draw:text-style-name="P4" draw:layer="layout" svg:width="4.117cm" svg:height="1.039cm" svg:x="7.017cm" svg:y="5.956cm">
          <draw:text-box>
            <text:p><text:span text:style-name="T3">Random Data of length</text:span></text:p>
            <text:p text:style-name="P2"><text:span text:style-name="T3">CRC % 200</text:span></text:p>
          </draw:text-box>
        </draw:frame>
        <draw:line draw:style-name="gr9" draw:text-style-name="P3" draw:layer="layout" svg:x1="6.817cm" svg:y1="6.475cm" svg:x2="5.501cm" svg:y2="6.475cm">
          <text:p/>
        </draw:line>
        <draw:line draw:style-name="gr9" draw:text-style-name="P3" draw:layer="layout" svg:x1="11.401cm" svg:y1="6.475cm" svg:x2="12.717cm" svg:y2="6.475cm">
          <text:p/>
        </draw:line>
        <draw:frame draw:style-name="gr7" draw:text-style-name="P4" draw:layer="layout" svg:width="1.662cm" svg:height="1.039cm" svg:x="13.956cm" svg:y="5.956cm">
          <draw:text-box>
            <text:p><text:span text:style-name="T3">12-byte</text:span></text:p>
            <text:p text:style-name="P2"><text:span text:style-name="T3">PAD</text:span></text:p>
          </draw:text-box>
        </draw:frame>
        <draw:frame draw:style-name="gr7" draw:text-style-name="P4" draw:layer="layout" svg:width="1.662cm" svg:height="1.039cm" svg:x="17.056cm" svg:y="5.956cm">
          <draw:text-box>
            <text:p><text:span text:style-name="T3">25-byte</text:span></text:p>
            <text:p text:style-name="P2"><text:span text:style-name="T3">PAD</text:span></text:p>
          </draw:text-box>
        </draw:frame>
        <draw:frame draw:style-name="gr7" draw:text-style-name="P3" draw:layer="layout" svg:width="1.886cm" svg:height="1.433cm" svg:x="21.433cm" svg:y="5.756cm">
          <draw:text-box>
            <text:p text:style-name="P2"><text:span text:style-name="T3">Encoded</text:span></text:p>
            <text:p text:style-name="P2"><text:span text:style-name="T3">12-byte</text:span></text:p>
            <text:p text:style-name="P2"><text:span text:style-name="T3">Trigger</text:span></text:p>
          </draw:text-box>
        </draw:frame>
        <draw:frame draw:style-name="gr7" draw:text-style-name="P3" draw:layer="layout" svg:width="1.836cm" svg:height="1.433cm" svg:x="1.314cm" svg:y="5.759cm">
          <draw:text-box>
            <text:p text:style-name="P2"><text:span text:style-name="T3">8-bytes</text:span></text:p>
            <text:p text:style-name="P2"><text:span text:style-name="T3">Random</text:span></text:p>
            <text:p text:style-name="P2"><text:span text:style-name="T3">Data</text:span></text:p>
          </draw:text-box>
        </draw:frame>
        <draw:frame draw:style-name="gr7" draw:text-style-name="P4" draw:layer="layout" svg:width="2.674cm" svg:height="0.645cm" svg:x="23.446cm" svg:y="6.153cm">
          <draw:text-box>
            <text:p><text:span text:style-name="T3">Random Data</text:span></text:p>
          </draw:text-box>
        </draw:frame>
        <draw:frame draw:style-name="gr10" draw:text-style-name="P4" draw:layer="layout" svg:width="2.051cm" svg:height="5.217cm" svg:x="12.946cm" svg:y="4.792cm">
          <draw:text-box>
            <text:p><text:span text:style-name="T3">400 Bytes</text:span></text:p>
          </draw:text-box>
        </draw:frame>
        <draw:connector draw:style-name="gr11" draw:text-style-name="P3" draw:layer="layout" draw:type="line" svg:x1="12.718cm" svg:y1="5.159cm" svg:x2="1.26cm" svg:y2="5.149cm" svg:d="m12718 5159-11458-10">
          <text:p/>
        </draw:connector>
        <draw:connector draw:style-name="gr11" draw:text-style-name="P3" draw:layer="layout" draw:type="line" svg:x1="15.283cm" svg:y1="5.187cm" svg:x2="26.777cm" svg:y2="5.172cm" svg:d="m15283 5187 11494-15">
          <text:p/>
        </draw:connector>
        <draw:frame draw:style-name="gr7" draw:text-style-name="P3" draw:layer="layout" svg:width="1.713cm" svg:height="1.039cm" svg:x="15.343cm" svg:y="5.956cm">
          <draw:text-box>
            <text:p text:style-name="P2"><text:span text:style-name="T3">Integer</text:span></text:p>
            <text:p text:style-name="P2"><text:span text:style-name="T3">N x 127</text:span></text:p>
          </draw:text-box>
        </draw:frame>
        <draw:custom-shape draw:style-name="gr3" draw:text-style-name="P2" draw:layer="layout" svg:width="1.279cm" svg:height="1.27cm" svg:x="19.101cm" svg:y="5.84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467cm" svg:height="1.433cm" svg:x="18.998cm" svg:y="5.756cm">
          <draw:text-box>
            <text:p text:style-name="P2"><text:span text:style-name="T3">1-byte</text:span></text:p>
            <text:p text:style-name="P2"><text:span text:style-name="T3">XOR</text:span></text:p>
            <text:p text:style-name="P2"><text:span text:style-name="T3">value</text:span></text:p>
          </draw:text-box>
        </draw:frame>
        <draw:custom-shape draw:style-name="gr5" draw:text-style-name="P2" draw:layer="layout" svg:width="1.073cm" svg:height="1.27cm" svg:x="20.391cm" svg:y="5.84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1.467cm" svg:height="1.039cm" svg:x="20.21cm" svg:y="5.956cm">
          <draw:text-box>
            <text:p><text:span text:style-name="T3">2-byte</text:span></text:p>
            <text:p text:style-name="P2"><text:span text:style-name="T3">PAD</text:span></text:p>
          </draw:text-box>
        </draw:frame>
        <draw:frame draw:style-name="gr7" draw:text-style-name="P4" draw:layer="layout" svg:width="25.068cm" svg:height="0.645cm" svg:x="1.652cm" svg:y="8.002cm">
          <draw:text-box>
            <text:p><text:span text:style-name="T3">The twelve byte trigger is encoded by XORing the 1-byte XOR value with the first five bytes of the trigger and the remaining trigger bytes or XORed with 0xB6. </text:span></text:p>
          </draw:text-box>
        </draw:frame>
        <draw:frame draw:style-name="gr7" draw:text-style-name="P4" draw:layer="layout" svg:width="0.697cm" svg:height="0.645cm" svg:x="3.03cm" svg:y="5.344cm">
          <draw:text-box>
            <text:p><text:span text:style-name="T3">8</text:span></text:p>
          </draw:text-box>
        </draw:frame>
        <draw:frame draw:style-name="gr7" draw:text-style-name="P4" draw:layer="layout" svg:width="0.891cm" svg:height="0.645cm" svg:x="5.331cm" svg:y="5.345cm">
          <draw:text-box>
            <text:p><text:span text:style-name="T3">92</text:span></text:p>
          </draw:text-box>
        </draw:frame>
        <draw:frame draw:style-name="gr7" draw:text-style-name="P4" draw:layer="layout" svg:width="0.697cm" svg:height="0.645cm" svg:x="0.931cm" svg:y="5.345cm">
          <draw:text-box>
            <text:p><text:span text:style-name="T3">0</text:span></text:p>
          </draw:text-box>
        </draw:frame>
        <draw:frame draw:style-name="gr7" draw:text-style-name="P5" draw:layer="layout" svg:width="4.189cm" svg:height="0.725cm" svg:x="1.398cm" svg:y="3.684cm">
          <draw:text-box>
            <text:p><text:span text:style-name="T4">Hive 2.5 Algorithm</text:span></text:p>
          </draw:text-box>
        </draw:frame>
        <draw:frame draw:style-name="gr13" draw:text-style-name="P6" draw:layer="layout" svg:width="5.464cm" svg:height="0.839cm" svg:x="11.239cm" svg:y="20.223cm">
          <draw:text-box>
            <text:p><text:span text:style-name="T5">SECRET//NOFORN</text:span></text:p>
          </draw:text-box>
        </draw:frame>
        <draw:frame draw:style-name="gr14" draw:text-style-name="P6" draw:layer="layout" svg:width="5.464cm" svg:height="0.839cm" svg:x="11.239cm" svg:y="0.507cm">
          <draw:text-box>
            <text:p><text:span text:style-name="T5">SECRET//NOFORN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3" draw:text-style-name="P6" draw:layer="layout" svg:width="5.464cm" svg:height="0.839cm" svg:x="11.268cm" svg:y="20.224cm">
          <draw:text-box>
            <text:p><text:span text:style-name="T5">SECRET//NOFORN</text:span></text:p>
          </draw:text-box>
        </draw:frame>
        <draw:frame presentation:style-name="pr1" draw:text-style-name="P1" draw:layer="layout" svg:width="24.002cm" svg:height="1.5cm" svg:x="1.999cm" svg:y="1.325cm" presentation:class="title" presentation:user-transformed="true">
          <draw:text-box>
            <text:p><text:span text:style-name="T1">Raw TCP/UDP Trigger</text:span><text:span text:style-name="T1"><text:line-break/></text:span><text:span text:style-name="T2">Hive 2.6</text:span></text:p>
          </draw:text-box>
        </draw:frame>
        <draw:frame draw:style-name="gr14" draw:text-style-name="P6" draw:layer="layout" svg:width="5.464cm" svg:height="0.839cm" svg:x="11.268cm" svg:y="0.507cm">
          <draw:text-box>
            <text:p text:style-name="P2"><text:span text:style-name="T5">SECRET//NOFORN</text:span></text:p>
          </draw:text-box>
        </draw:frame>
        <draw:g>
          <draw:custom-shape draw:style-name="gr16" draw:text-style-name="P2" draw:layer="layout" svg:width="25.654cm" svg:height="1.27cm" svg:x="1.28cm" svg:y="6.35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2.286cm" svg:height="1.27cm" svg:x="3.35cm" svg:y="6.35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" draw:layer="layout" svg:width="1.279cm" svg:height="1.27cm" svg:x="12.877cm" svg:y="6.35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7.269cm" svg:height="1.27cm" svg:x="5.635cm" svg:y="6.35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" draw:layer="layout" svg:width="1.234cm" svg:height="1.27cm" svg:x="15.431cm" svg:y="6.35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7.245cm" svg:height="1.27cm" svg:x="19.662cm" svg:y="6.351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1.912cm" svg:height="1.433cm" svg:x="3.546cm" svg:y="6.27cm">
            <draw:text-box>
              <text:p text:style-name="P2"><text:span text:style-name="T6">CRC</text:span></text:p>
              <text:p text:style-name="P2"><text:span text:style-name="T6">Random</text:span></text:p>
              <text:p text:style-name="P2"><text:span text:style-name="T6">Data</text:span></text:p>
            </draw:text-box>
          </draw:frame>
          <draw:frame draw:style-name="gr8" draw:text-style-name="P5" draw:layer="layout" svg:width="1.264cm" svg:height="0.645cm" svg:x="12.904cm" svg:y="6.664cm">
            <draw:text-box>
              <text:p><text:span text:style-name="T6">CRC</text:span></text:p>
            </draw:text-box>
          </draw:frame>
          <draw:frame draw:style-name="gr7" draw:text-style-name="P5" draw:layer="layout" svg:width="4.359cm" svg:height="1.039cm" svg:x="7.153cm" svg:y="6.467cm">
            <draw:text-box>
              <text:p><text:span text:style-name="T6">Random Data of length</text:span></text:p>
              <text:p text:style-name="P2"><text:span text:style-name="T6">CRC % 200</text:span></text:p>
            </draw:text-box>
          </draw:frame>
          <draw:line draw:style-name="gr9" draw:text-style-name="P3" draw:layer="layout" svg:x1="6.953cm" svg:y1="6.986cm" svg:x2="5.637cm" svg:y2="6.986cm">
            <text:p/>
          </draw:line>
          <draw:line draw:style-name="gr9" draw:text-style-name="P3" draw:layer="layout" svg:x1="11.537cm" svg:y1="6.986cm" svg:x2="12.853cm" svg:y2="6.986cm">
            <text:p/>
          </draw:line>
          <draw:frame draw:style-name="gr7" draw:text-style-name="P5" draw:layer="layout" svg:width="1.399cm" svg:height="0.645cm" svg:x="15.377cm" svg:y="6.664cm">
            <draw:text-box>
              <text:p text:style-name="P2"><text:span text:style-name="T6">PAD1</text:span></text:p>
            </draw:text-box>
          </draw:frame>
          <draw:frame draw:style-name="gr7" draw:text-style-name="P7" draw:layer="layout" svg:width="1.709cm" svg:height="1.433cm" svg:x="1.45cm" svg:y="6.27cm">
            <draw:text-box>
              <text:p text:style-name="P2"><text:span text:style-name="T6">START</text:span><text:span text:style-name="T6"><text:line-break/></text:span><text:span text:style-name="T6">PAD</text:span><text:span text:style-name="T6"><text:line-break/></text:span><text:span text:style-name="T6">8 bytes</text:span></text:p>
            </draw:text-box>
          </draw:frame>
          <draw:frame draw:style-name="gr21" draw:text-style-name="P5" xml:id="id1" draw:id="id1" draw:layer="layout" svg:width="7.44cm" svg:height="0.645cm" svg:x="10.578cm" svg:y="5.215cm">
            <draw:text-box>
              <text:p><text:span text:style-name="T6">124 Bytes Minimum / 468 Bytes Maximum</text:span></text:p>
            </draw:text-box>
          </draw:frame>
          <draw:connector draw:style-name="gr11" draw:text-style-name="P3" draw:layer="layout" draw:type="line" svg:x1="10.578cm" svg:y1="5.537cm" svg:x2="1.396cm" svg:y2="5.572cm" draw:start-shape="id1" draw:start-glue-point="3" svg:d="m10578 5537-9182 35">
            <text:p/>
          </draw:connector>
          <draw:connector draw:style-name="gr11" draw:text-style-name="P3" draw:layer="layout" draw:type="line" svg:x1="18.018cm" svg:y1="5.537cm" svg:x2="26.913cm" svg:y2="5.595cm" draw:start-shape="id1" draw:start-glue-point="1" svg:d="m18018 5537 8895 58">
            <text:p/>
          </draw:connector>
          <draw:g>
            <draw:custom-shape draw:style-name="gr22" draw:text-style-name="P2" draw:layer="layout" svg:width="1.279cm" svg:height="1.27cm" svg:x="14.158cm" svg:y="6.351cm">
              <text:p/>
              <draw:enhanced-geometry svg:viewBox="0 0 21600 21600" draw:type="rectangle" draw:enhanced-path="M 0 0 L 21600 0 21600 21600 0 21600 0 0 Z N"/>
            </draw:custom-shape>
            <draw:frame draw:style-name="gr23" draw:text-style-name="P8" draw:layer="layout" svg:width="1.598cm" svg:height="1.039cm" svg:x="13.998cm" svg:y="6.467cm">
              <draw:text-box>
                <text:p text:style-name="P2"><text:span text:style-name="T7">Integer</text:span></text:p>
                <text:p text:style-name="P2"><text:span text:style-name="T7">N x 127</text:span></text:p>
              </draw:text-box>
            </draw:frame>
          </draw:g>
          <draw:g>
            <draw:custom-shape draw:style-name="gr24" draw:text-style-name="P2" draw:layer="layout" svg:width="1.77cm" svg:height="1.27cm" svg:x="16.657cm" svg:y="6.365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1.988cm" svg:height="1.433cm" svg:x="16.548cm" svg:y="6.284cm">
              <draw:text-box>
                <text:p text:style-name="P2"><text:span text:style-name="T6">Encoded</text:span></text:p>
                <text:p text:style-name="P2"><text:span text:style-name="T6">Trigger</text:span></text:p>
                <text:p text:style-name="P2"><text:span text:style-name="T6">Payload</text:span></text:p>
              </draw:text-box>
            </draw:frame>
          </draw:g>
          <draw:custom-shape draw:style-name="gr20" draw:text-style-name="P2" draw:layer="layout" svg:width="1.234cm" svg:height="1.27cm" svg:x="18.432cm" svg:y="6.351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1.399cm" svg:height="0.645cm" svg:x="18.378cm" svg:y="6.664cm">
            <draw:text-box>
              <text:p><text:span text:style-name="T6">PAD2</text:span></text:p>
            </draw:text-box>
          </draw:frame>
          <draw:frame draw:style-name="gr7" draw:text-style-name="P5" draw:layer="layout" svg:width="4.359cm" svg:height="1.039cm" svg:x="21.132cm" svg:y="6.467cm">
            <draw:text-box>
              <text:p><text:span text:style-name="T6">Random Data of length</text:span></text:p>
              <text:p text:style-name="P2"><text:span text:style-name="T6">CRC % 146</text:span></text:p>
            </draw:text-box>
          </draw:frame>
          <draw:frame draw:style-name="gr7" draw:text-style-name="P9" draw:layer="layout" svg:width="0.676cm" svg:height="0.645cm" svg:x="3.166cm" svg:y="5.747cm">
            <draw:text-box>
              <text:p><text:span text:style-name="T8">8</text:span></text:p>
            </draw:text-box>
          </draw:frame>
          <draw:frame draw:style-name="gr7" draw:text-style-name="P9" draw:layer="layout" svg:width="0.849cm" svg:height="0.645cm" svg:x="5.467cm" svg:y="5.747cm">
            <draw:text-box>
              <text:p><text:span text:style-name="T8">92</text:span></text:p>
            </draw:text-box>
          </draw:frame>
          <draw:frame draw:style-name="gr7" draw:text-style-name="P9" draw:layer="layout" svg:width="0.676cm" svg:height="0.645cm" svg:x="1.067cm" svg:y="5.747cm">
            <draw:text-box>
              <text:p><text:span text:style-name="T8">0</text:span></text:p>
            </draw:text-box>
          </draw:frame>
          <draw:line draw:style-name="gr25" draw:text-style-name="P3" draw:layer="layout" svg:x1="25.769cm" svg:y1="6.351cm" svg:x2="25.007cm" svg:y2="7.621cm">
            <text:p/>
          </draw:line>
          <draw:line draw:style-name="gr9" draw:text-style-name="P3" draw:layer="layout" svg:x1="21.03cm" svg:y1="6.986cm" svg:x2="19.714cm" svg:y2="6.986cm">
            <text:p/>
          </draw:line>
          <draw:line draw:style-name="gr9" draw:text-style-name="P3" draw:layer="layout" svg:x1="25.614cm" svg:y1="6.986cm" svg:x2="26.93cm" svg:y2="6.986cm">
            <text:p/>
          </draw:line>
          <draw:line draw:style-name="gr25" draw:text-style-name="P3" draw:layer="layout" svg:x1="11.769cm" svg:y1="6.351cm" svg:x2="11.007cm" svg:y2="7.621cm">
            <text:p/>
          </draw:line>
          <draw:frame draw:style-name="gr7" draw:text-style-name="P9" draw:layer="layout" svg:width="2.411cm" svg:height="0.645cm" svg:x="8.064cm" svg:y="5.747cm">
            <draw:text-box>
              <text:p><text:span text:style-name="T8">0 – 199 Bytes</text:span></text:p>
            </draw:text-box>
          </draw:frame>
          <draw:frame draw:style-name="gr7" draw:text-style-name="P9" draw:layer="layout" svg:width="1.539cm" svg:height="0.645cm" svg:x="12.767cm" svg:y="5.747cm">
            <draw:text-box>
              <text:p><text:span text:style-name="T8">2 Bytes</text:span></text:p>
            </draw:text-box>
          </draw:frame>
          <draw:frame draw:style-name="gr7" draw:text-style-name="P9" draw:layer="layout" svg:width="1.539cm" svg:height="0.645cm" svg:x="14.067cm" svg:y="5.747cm">
            <draw:text-box>
              <text:p><text:span text:style-name="T8">2 Bytes</text:span></text:p>
            </draw:text-box>
          </draw:frame>
          <draw:frame draw:style-name="gr7" draw:text-style-name="P9" draw:layer="layout" svg:width="1.713cm" svg:height="0.645cm" svg:x="16.694cm" svg:y="5.747cm">
            <draw:text-box>
              <text:p><text:span text:style-name="T8">12 Bytes</text:span></text:p>
            </draw:text-box>
          </draw:frame>
          <draw:frame draw:style-name="gr7" draw:text-style-name="P9" draw:layer="layout" svg:width="2.411cm" svg:height="0.645cm" svg:x="22.106cm" svg:y="5.747cm">
            <draw:text-box>
              <text:p><text:span text:style-name="T8">0 – 145 Bytes</text:span></text:p>
            </draw:text-box>
          </draw:frame>
          <draw:frame draw:style-name="gr7" draw:text-style-name="P9" draw:layer="layout" svg:width="1.539cm" svg:height="0.645cm" svg:x="15.367cm" svg:y="5.747cm">
            <draw:text-box>
              <text:p><text:span text:style-name="T8">8 Bytes</text:span></text:p>
            </draw:text-box>
          </draw:frame>
          <draw:frame draw:style-name="gr7" draw:text-style-name="P9" draw:layer="layout" svg:width="1.539cm" svg:height="0.645cm" svg:x="18.267cm" svg:y="5.747cm">
            <draw:text-box>
              <text:p><text:span text:style-name="T8">8 Bytes</text:span></text:p>
            </draw:text-box>
          </draw:frame>
        </draw:g>
        <draw:frame draw:style-name="gr7" draw:text-style-name="P4" draw:layer="layout" svg:width="25.157cm" svg:height="1.039cm" svg:x="1.422cm" svg:y="8.704cm">
          <draw:text-box>
            <text:p><text:span text:style-name="T3">The twelve byte trigger payload is encoded by computing an offset of CRC % 72 into the CRC random data field and XORing each of the twelve following bytes</text:span></text:p>
            <text:p><text:span text:style-name="T3">with the corresponding byte of the twelve-byte trigger payload.</text:span></text:p>
          </draw:text-box>
        </draw:frame>
        <draw:g>
          <draw:custom-shape draw:style-name="gr26" draw:text-style-name="P10" draw:layer="layout" svg:width="1.27cm" svg:height="1.27cm" svg:x="6.38cm" svg:y="13.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0" draw:layer="layout" svg:width="1.27cm" svg:height="1.27cm" svg:x="7.65cm" svg:y="13.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0" draw:layer="layout" svg:width="1.27cm" svg:height="1.27cm" svg:x="8.92cm" svg:y="13.9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0" draw:layer="layout" svg:width="1.27cm" svg:height="1.27cm" svg:x="10.19cm" svg:y="13.9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0" draw:layer="layout" svg:width="1.27cm" svg:height="1.27cm" svg:x="11.46cm" svg:y="13.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0" draw:layer="layout" svg:width="1.27cm" svg:height="1.27cm" svg:x="12.73cm" svg:y="13.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0" draw:layer="layout" svg:width="1.27cm" svg:height="1.27cm" svg:x="14cm" svg:y="13.9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0" draw:layer="layout" svg:width="1.27cm" svg:height="1.27cm" svg:x="15.27cm" svg:y="13.9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0" draw:layer="layout" svg:width="1.27cm" svg:height="1.27cm" svg:x="16.54cm" svg:y="13.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0" draw:layer="layout" svg:width="1.27cm" svg:height="1.27cm" svg:x="17.81cm" svg:y="13.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0" draw:layer="layout" svg:width="1.27cm" svg:height="1.27cm" svg:x="19.08cm" svg:y="13.9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0" draw:layer="layout" svg:width="1.27cm" svg:height="1.27cm" svg:x="20.35cm" svg:y="13.94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0.676cm" svg:height="0.645cm" svg:x="6.677cm" svg:y="13.351cm">
            <draw:text-box>
              <text:p><text:span text:style-name="T7">0</text:span></text:p>
            </draw:text-box>
          </draw:frame>
          <draw:frame draw:style-name="gr7" draw:text-style-name="P11" draw:layer="layout" svg:width="0.676cm" svg:height="0.645cm" svg:x="7.947cm" svg:y="13.351cm">
            <draw:text-box>
              <text:p><text:span text:style-name="T7">1</text:span></text:p>
            </draw:text-box>
          </draw:frame>
          <draw:frame draw:style-name="gr7" draw:text-style-name="P11" draw:layer="layout" svg:width="0.676cm" svg:height="0.645cm" svg:x="9.217cm" svg:y="13.351cm">
            <draw:text-box>
              <text:p><text:span text:style-name="T7">2</text:span></text:p>
            </draw:text-box>
          </draw:frame>
          <draw:frame draw:style-name="gr7" draw:text-style-name="P11" draw:layer="layout" svg:width="0.676cm" svg:height="0.645cm" svg:x="11.757cm" svg:y="13.351cm">
            <draw:text-box>
              <text:p><text:span text:style-name="T7">4</text:span></text:p>
            </draw:text-box>
          </draw:frame>
          <draw:frame draw:style-name="gr7" draw:text-style-name="P11" draw:layer="layout" svg:width="0.676cm" svg:height="0.645cm" svg:x="13.027cm" svg:y="13.351cm">
            <draw:text-box>
              <text:p><text:span text:style-name="T7">5</text:span></text:p>
            </draw:text-box>
          </draw:frame>
          <draw:frame draw:style-name="gr7" draw:text-style-name="P11" draw:layer="layout" svg:width="0.676cm" svg:height="0.645cm" svg:x="14.297cm" svg:y="13.351cm">
            <draw:text-box>
              <text:p><text:span text:style-name="T7">6</text:span></text:p>
            </draw:text-box>
          </draw:frame>
          <draw:frame draw:style-name="gr7" draw:text-style-name="P11" draw:layer="layout" svg:width="0.676cm" svg:height="0.645cm" svg:x="15.567cm" svg:y="13.351cm">
            <draw:text-box>
              <text:p><text:span text:style-name="T7">7</text:span></text:p>
            </draw:text-box>
          </draw:frame>
          <draw:frame draw:style-name="gr7" draw:text-style-name="P11" draw:layer="layout" svg:width="0.676cm" svg:height="0.645cm" svg:x="16.837cm" svg:y="13.351cm">
            <draw:text-box>
              <text:p><text:span text:style-name="T7">8</text:span></text:p>
            </draw:text-box>
          </draw:frame>
          <draw:frame draw:style-name="gr7" draw:text-style-name="P11" draw:layer="layout" svg:width="0.676cm" svg:height="0.645cm" svg:x="18.107cm" svg:y="13.351cm">
            <draw:text-box>
              <text:p><text:span text:style-name="T7">9</text:span></text:p>
            </draw:text-box>
          </draw:frame>
          <draw:frame draw:style-name="gr7" draw:text-style-name="P11" draw:layer="layout" svg:width="0.849cm" svg:height="0.645cm" svg:x="19.291cm" svg:y="13.351cm">
            <draw:text-box>
              <text:p><text:span text:style-name="T7">10</text:span></text:p>
            </draw:text-box>
          </draw:frame>
          <draw:frame draw:style-name="gr7" draw:text-style-name="P11" draw:layer="layout" svg:width="0.832cm" svg:height="0.645cm" svg:x="20.547cm" svg:y="13.351cm">
            <draw:text-box>
              <text:p><text:span text:style-name="T7">11</text:span></text:p>
            </draw:text-box>
          </draw:frame>
          <draw:frame draw:style-name="gr7" draw:text-style-name="P11" draw:layer="layout" svg:width="0.676cm" svg:height="0.645cm" svg:x="10.487cm" svg:y="13.351cm">
            <draw:text-box>
              <text:p><text:span text:style-name="T7">3</text:span></text:p>
            </draw:text-box>
          </draw:frame>
          <draw:custom-shape draw:style-name="gr27" draw:text-style-name="P12" draw:layer="layout" svg:width="1.27cm" svg:height="1.27cm" svg:x="6.38cm" svg:y="13.94cm">
            <text:p text:style-name="P2"><text:span text:style-name="T9">XOR</text:span></text:p>
            <text:p text:style-name="P2"><text:span text:style-name="T9">ke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3" draw:layer="layout" svg:width="5.207cm" svg:height="1.27cm" svg:x="7.523cm" svg:y="13.94cm">
            <text:p text:style-name="P2"><text:span text:style-name="T10">Connect-back</text:span></text:p>
            <text:p text:style-name="P2"><text:span text:style-name="T10">IP address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3" draw:layer="layout" svg:width="2.54cm" svg:height="1.27cm" svg:x="12.73cm" svg:y="13.94cm">
            <text:p text:style-name="P2"><text:span text:style-name="T10">Port</text:span><text:span text:style-name="T10"><text:line-break/></text:span><text:span text:style-name="T10">Number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13" draw:layer="layout" svg:width="2.513cm" svg:height="1.27cm" svg:x="19.107cm" svg:y="13.94cm">
            <text:p text:style-name="P2"><text:span text:style-name="T10">CRC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3.81cm" svg:height="1.27cm" svg:x="15.27cm" svg:y="13.94cm">
            <text:p text:style-name="P2"><text:span text:style-name="T10">Random Data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5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draw:frame draw:style-name="gr13" draw:text-style-name="P6" draw:layer="layout" svg:width="5.464cm" svg:height="0.839cm" svg:x="11.268cm" svg:y="20.224cm">
          <draw:text-box>
            <text:p><text:span text:style-name="T5">SECRET//NOFORN</text:span></text:p>
          </draw:text-box>
        </draw:frame>
        <draw:frame presentation:style-name="pr1" draw:text-style-name="P1" draw:layer="layout" svg:width="24.002cm" svg:height="1.5cm" svg:x="1.999cm" svg:y="1.325cm" presentation:class="title" presentation:user-transformed="true">
          <draw:text-box>
            <text:p><text:span text:style-name="T1">Raw TCP/UDP Trigger</text:span><text:span text:style-name="T1"><text:line-break/></text:span><text:span text:style-name="T2">Hive 2.6.3</text:span></text:p>
          </draw:text-box>
        </draw:frame>
        <draw:frame draw:style-name="gr14" draw:text-style-name="P6" draw:layer="layout" svg:width="5.464cm" svg:height="0.839cm" svg:x="11.268cm" svg:y="0.507cm">
          <draw:text-box>
            <text:p text:style-name="P2"><text:span text:style-name="T5">SECRET//NOFORN</text:span></text:p>
          </draw:text-box>
        </draw:frame>
        <draw:g>
          <draw:g>
            <draw:custom-shape draw:style-name="gr16" draw:text-style-name="P2" draw:layer="layout" svg:width="25.654cm" svg:height="1.27cm" svg:x="1.28cm" svg:y="6.351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2.286cm" svg:height="1.27cm" svg:x="3.35cm" svg:y="6.351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2" draw:layer="layout" svg:width="1.279cm" svg:height="1.27cm" svg:x="12.877cm" svg:y="6.351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2" draw:layer="layout" svg:width="7.269cm" svg:height="1.27cm" svg:x="5.639cm" svg:y="6.351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2" draw:layer="layout" svg:width="1.234cm" svg:height="1.27cm" svg:x="15.431cm" svg:y="6.351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2" draw:layer="layout" svg:width="7.245cm" svg:height="1.27cm" svg:x="19.65cm" svg:y="6.351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7" draw:layer="layout" svg:width="1.912cm" svg:height="1.433cm" svg:x="3.546cm" svg:y="6.27cm">
              <draw:text-box>
                <text:p text:style-name="P2"><text:span text:style-name="T6">CRC</text:span></text:p>
                <text:p text:style-name="P2"><text:span text:style-name="T6">Random</text:span></text:p>
                <text:p text:style-name="P2"><text:span text:style-name="T6">Data</text:span></text:p>
              </draw:text-box>
            </draw:frame>
            <draw:frame draw:style-name="gr8" draw:text-style-name="P5" draw:layer="layout" svg:width="1.264cm" svg:height="0.645cm" svg:x="12.904cm" svg:y="6.664cm">
              <draw:text-box>
                <text:p><text:span text:style-name="T6">CRC</text:span></text:p>
              </draw:text-box>
            </draw:frame>
            <draw:frame draw:style-name="gr32" draw:text-style-name="P7" draw:layer="layout" svg:width="6.403cm" svg:height="1.039cm" svg:x="6.12cm" svg:y="6.467cm">
              <draw:text-box>
                <text:p text:style-name="P2"><text:span text:style-name="T6">RANDOM PAD 1</text:span></text:p>
                <text:p text:style-name="P2"><text:span text:style-name="T6">Random Data of length CRC <text:s/>% 200</text:span></text:p>
              </draw:text-box>
            </draw:frame>
            <draw:frame draw:style-name="gr7" draw:text-style-name="P5" draw:layer="layout" svg:width="1.399cm" svg:height="0.645cm" svg:x="15.377cm" svg:y="6.664cm">
              <draw:text-box>
                <text:p text:style-name="P2"><text:span text:style-name="T6">PAD1</text:span></text:p>
              </draw:text-box>
            </draw:frame>
            <draw:frame draw:style-name="gr7" draw:text-style-name="P7" draw:layer="layout" svg:width="1.709cm" svg:height="1.433cm" svg:x="1.45cm" svg:y="6.27cm">
              <draw:text-box>
                <text:p text:style-name="P2"><text:span text:style-name="T6">START</text:span><text:span text:style-name="T6"><text:line-break/></text:span><text:span text:style-name="T6">PAD</text:span><text:span text:style-name="T6"><text:line-break/></text:span><text:span text:style-name="T6">8 bytes</text:span></text:p>
              </draw:text-box>
            </draw:frame>
            <draw:frame draw:style-name="gr21" draw:text-style-name="P5" xml:id="id2" draw:id="id2" draw:layer="layout" svg:width="7.44cm" svg:height="0.645cm" svg:x="10.578cm" svg:y="5.215cm">
              <draw:text-box>
                <text:p><text:span text:style-name="T6">141 Bytes Minimum / 485 Bytes Maximum</text:span></text:p>
              </draw:text-box>
            </draw:frame>
            <draw:connector draw:style-name="gr33" draw:text-style-name="P3" draw:layer="layout" draw:type="line" svg:x1="10.578cm" svg:y1="5.537cm" svg:x2="1.396cm" svg:y2="5.572cm" draw:start-shape="id2" draw:start-glue-point="3" svg:d="m10578 5537-9182 35">
              <text:p/>
            </draw:connector>
            <draw:connector draw:style-name="gr33" draw:text-style-name="P3" draw:layer="layout" draw:type="line" svg:x1="18.018cm" svg:y1="5.537cm" svg:x2="26.913cm" svg:y2="5.595cm" draw:start-shape="id2" draw:start-glue-point="1" svg:d="m18018 5537 8895 58">
              <text:p/>
            </draw:connector>
            <draw:g>
              <draw:custom-shape draw:style-name="gr22" draw:text-style-name="P2" draw:layer="layout" svg:width="1.279cm" svg:height="1.27cm" svg:x="14.158cm" svg:y="6.351cm">
                <text:p/>
                <draw:enhanced-geometry svg:viewBox="0 0 21600 21600" draw:type="rectangle" draw:enhanced-path="M 0 0 L 21600 0 21600 21600 0 21600 0 0 Z N"/>
              </draw:custom-shape>
              <draw:frame draw:style-name="gr23" draw:text-style-name="P8" draw:layer="layout" svg:width="1.598cm" svg:height="1.039cm" svg:x="13.998cm" svg:y="6.467cm">
                <draw:text-box>
                  <text:p text:style-name="P2"><text:span text:style-name="T7">Integer</text:span></text:p>
                  <text:p text:style-name="P2"><text:span text:style-name="T7">N x 127</text:span></text:p>
                </draw:text-box>
              </draw:frame>
            </draw:g>
            <draw:g>
              <draw:custom-shape draw:style-name="gr24" draw:text-style-name="P2" draw:layer="layout" svg:width="1.77cm" svg:height="1.27cm" svg:x="16.657cm" svg:y="6.365cm">
                <text:p/>
                <draw:enhanced-geometry svg:viewBox="0 0 21600 21600" draw:type="rectangle" draw:enhanced-path="M 0 0 L 21600 0 21600 21600 0 21600 0 0 Z N"/>
              </draw:custom-shape>
              <draw:frame draw:style-name="gr7" draw:text-style-name="P7" draw:layer="layout" svg:width="1.988cm" svg:height="1.433cm" svg:x="16.548cm" svg:y="6.284cm">
                <draw:text-box>
                  <text:p text:style-name="P2"><text:span text:style-name="T6">Encoded</text:span></text:p>
                  <text:p text:style-name="P2"><text:span text:style-name="T6">Trigger</text:span></text:p>
                  <text:p text:style-name="P2"><text:span text:style-name="T6">Payload</text:span></text:p>
                </draw:text-box>
              </draw:frame>
            </draw:g>
            <draw:custom-shape draw:style-name="gr20" draw:text-style-name="P2" draw:layer="layout" svg:width="1.234cm" svg:height="1.27cm" svg:x="18.432cm" svg:y="6.351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5" draw:layer="layout" svg:width="1.399cm" svg:height="0.645cm" svg:x="18.378cm" svg:y="6.664cm">
              <draw:text-box>
                <text:p><text:span text:style-name="T6">PAD2</text:span></text:p>
              </draw:text-box>
            </draw:frame>
            <draw:frame draw:style-name="gr7" draw:text-style-name="P5" draw:layer="layout" svg:width="6.501cm" svg:height="1.039cm" svg:x="20.119cm" svg:y="6.467cm">
              <draw:text-box>
                <text:p text:style-name="P2"><text:span text:style-name="T6">RANDOM PAD 2</text:span><text:span text:style-name="T6"><text:line-break/></text:span><text:span text:style-name="T6">Random Data of length CRC <text:s text:c="2"/>% 146</text:span></text:p>
              </draw:text-box>
            </draw:frame>
            <draw:frame draw:style-name="gr7" draw:text-style-name="P9" draw:layer="layout" svg:width="0.676cm" svg:height="0.645cm" svg:x="3.166cm" svg:y="5.747cm">
              <draw:text-box>
                <text:p><text:span text:style-name="T8">8</text:span></text:p>
              </draw:text-box>
            </draw:frame>
            <draw:frame draw:style-name="gr7" draw:text-style-name="P9" draw:layer="layout" svg:width="0.849cm" svg:height="0.645cm" svg:x="5.467cm" svg:y="5.747cm">
              <draw:text-box>
                <text:p><text:span text:style-name="T8">92</text:span></text:p>
              </draw:text-box>
            </draw:frame>
            <draw:frame draw:style-name="gr7" draw:text-style-name="P9" draw:layer="layout" svg:width="0.676cm" svg:height="0.645cm" svg:x="1.067cm" svg:y="5.747cm">
              <draw:text-box>
                <text:p><text:span text:style-name="T8">0</text:span></text:p>
              </draw:text-box>
            </draw:frame>
            <draw:line draw:style-name="gr25" draw:text-style-name="P3" draw:layer="layout" svg:x1="25.701cm" svg:y1="6.351cm" svg:x2="24.939cm" svg:y2="7.621cm">
              <text:p/>
            </draw:line>
            <draw:line draw:style-name="gr34" draw:text-style-name="P3" draw:layer="layout" svg:x1="21.03cm" svg:y1="6.986cm" svg:x2="19.714cm" svg:y2="6.986cm">
              <text:p/>
            </draw:line>
            <draw:line draw:style-name="gr34" draw:text-style-name="P3" draw:layer="layout" svg:x1="25.514cm" svg:y1="6.986cm" svg:x2="26.83cm" svg:y2="6.986cm">
              <text:p/>
            </draw:line>
            <draw:line draw:style-name="gr25" draw:text-style-name="P3" draw:layer="layout" svg:x1="11.654cm" svg:y1="6.351cm" svg:x2="10.892cm" svg:y2="7.621cm">
              <text:p/>
            </draw:line>
            <draw:frame draw:style-name="gr7" draw:text-style-name="P9" draw:layer="layout" svg:width="2.411cm" svg:height="0.645cm" svg:x="8.064cm" svg:y="5.747cm">
              <draw:text-box>
                <text:p><text:span text:style-name="T8">0 – 199 Bytes</text:span></text:p>
              </draw:text-box>
            </draw:frame>
            <draw:frame draw:style-name="gr7" draw:text-style-name="P9" draw:layer="layout" svg:width="1.539cm" svg:height="0.645cm" svg:x="12.767cm" svg:y="5.747cm">
              <draw:text-box>
                <text:p><text:span text:style-name="T8">2 Bytes</text:span></text:p>
              </draw:text-box>
            </draw:frame>
            <draw:frame draw:style-name="gr7" draw:text-style-name="P9" draw:layer="layout" svg:width="1.539cm" svg:height="0.645cm" svg:x="14.067cm" svg:y="5.747cm">
              <draw:text-box>
                <text:p><text:span text:style-name="T8">2 Bytes</text:span></text:p>
              </draw:text-box>
            </draw:frame>
            <draw:frame draw:style-name="gr7" draw:text-style-name="P9" draw:layer="layout" svg:width="1.713cm" svg:height="0.645cm" svg:x="16.694cm" svg:y="5.747cm">
              <draw:text-box>
                <text:p><text:span text:style-name="T8">29 Bytes</text:span></text:p>
              </draw:text-box>
            </draw:frame>
            <draw:frame draw:style-name="gr7" draw:text-style-name="P9" draw:layer="layout" svg:width="2.411cm" svg:height="0.645cm" svg:x="22.106cm" svg:y="5.747cm">
              <draw:text-box>
                <text:p><text:span text:style-name="T8">0 – 145 Bytes</text:span></text:p>
              </draw:text-box>
            </draw:frame>
            <draw:frame draw:style-name="gr7" draw:text-style-name="P9" draw:layer="layout" svg:width="1.539cm" svg:height="0.645cm" svg:x="15.367cm" svg:y="5.747cm">
              <draw:text-box>
                <text:p><text:span text:style-name="T8">8 Bytes</text:span></text:p>
              </draw:text-box>
            </draw:frame>
            <draw:frame draw:style-name="gr7" draw:text-style-name="P9" draw:layer="layout" svg:width="1.539cm" svg:height="0.645cm" svg:x="18.267cm" svg:y="5.747cm">
              <draw:text-box>
                <text:p><text:span text:style-name="T8">8 Bytes</text:span></text:p>
              </draw:text-box>
            </draw:frame>
            <draw:frame draw:style-name="gr7" draw:text-style-name="P9" draw:layer="layout" svg:width="0.849cm" svg:height="0.645cm" svg:x="4.968cm" svg:y="5.748cm">
              <draw:text-box>
                <text:p><text:span text:style-name="T8">91</text:span></text:p>
              </draw:text-box>
            </draw:frame>
            <draw:line draw:style-name="gr34" draw:text-style-name="P3" draw:layer="layout" svg:x1="6.93cm" svg:y1="6.986cm" svg:x2="5.614cm" svg:y2="6.986cm">
              <text:p/>
            </draw:line>
            <draw:line draw:style-name="gr34" draw:text-style-name="P3" draw:layer="layout" svg:x1="11.514cm" svg:y1="6.986cm" svg:x2="12.83cm" svg:y2="6.986cm">
              <text:p/>
            </draw:line>
          </draw:g>
          <draw:frame draw:style-name="gr7" draw:text-style-name="P4" draw:layer="layout" svg:width="24.509cm" svg:height="1.039cm" svg:x="1.422cm" svg:y="8.704cm">
            <draw:text-box>
              <text:p><text:span text:style-name="T3">The twenty eight byte trigger payload is encoded by computing an offset of CRC % 60 into the CRC random data field and XORing each of the twenty eight</text:span></text:p>
              <text:p><text:span text:style-name="T3">following bytes with the corresponding byte of the trigger payload.</text:span></text:p>
            </draw:text-box>
          </draw:frame>
        </draw:g>
        <draw:g>
          <draw:custom-shape draw:style-name="gr26" draw:text-style-name="P10" draw:layer="layout" svg:width="1.27cm" svg:height="1.27cm" svg:x="7.079cm" svg:y="13.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0" draw:layer="layout" svg:width="1.27cm" svg:height="1.27cm" svg:x="7.079cm" svg:y="13.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0" draw:layer="layout" svg:width="1.27cm" svg:height="1.27cm" svg:x="5.805cm" svg:y="13.9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0" draw:layer="layout" svg:width="1.27cm" svg:height="1.27cm" svg:x="5.805cm" svg:y="13.9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0" draw:layer="layout" svg:width="1.27cm" svg:height="1.27cm" svg:x="8.349cm" svg:y="13.9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0" draw:layer="layout" svg:width="1.27cm" svg:height="1.27cm" svg:x="9.619cm" svg:y="13.9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0" draw:layer="layout" svg:width="1.27cm" svg:height="1.27cm" svg:x="10.889cm" svg:y="13.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0" draw:layer="layout" svg:width="1.27cm" svg:height="1.27cm" svg:x="12.159cm" svg:y="13.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0" draw:layer="layout" svg:width="1.27cm" svg:height="1.27cm" svg:x="13.429cm" svg:y="13.9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0" draw:layer="layout" svg:width="1.287cm" svg:height="1.288cm" svg:x="15.967cm" svg:y="13.936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0" draw:layer="layout" svg:width="1.287cm" svg:height="1.288cm" svg:x="15.967cm" svg:y="13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0" draw:layer="layout" svg:width="1.287cm" svg:height="1.288cm" svg:x="15.967cm" svg:y="13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0" draw:layer="layout" svg:width="1.27cm" svg:height="1.27cm" svg:x="18.509cm" svg:y="13.9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0" draw:layer="layout" svg:width="1.27cm" svg:height="1.27cm" svg:x="19.779cm" svg:y="13.94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1" draw:layer="layout" svg:width="0.676cm" svg:height="0.645cm" svg:x="7.376cm" svg:y="13.351cm">
            <draw:text-box>
              <text:p><text:span text:style-name="T7">1</text:span></text:p>
            </draw:text-box>
          </draw:frame>
          <draw:frame draw:style-name="gr7" draw:text-style-name="P11" draw:layer="layout" svg:width="0.676cm" svg:height="0.645cm" svg:x="8.646cm" svg:y="13.351cm">
            <draw:text-box>
              <text:p><text:span text:style-name="T7">2</text:span></text:p>
            </draw:text-box>
          </draw:frame>
          <draw:frame draw:style-name="gr7" draw:text-style-name="P11" draw:layer="layout" svg:width="0.676cm" svg:height="0.645cm" svg:x="11.186cm" svg:y="13.351cm">
            <draw:text-box>
              <text:p><text:span text:style-name="T7">4</text:span></text:p>
            </draw:text-box>
          </draw:frame>
          <draw:frame draw:style-name="gr7" draw:text-style-name="P11" draw:layer="layout" svg:width="0.676cm" svg:height="0.645cm" svg:x="12.456cm" svg:y="13.351cm">
            <draw:text-box>
              <text:p><text:span text:style-name="T7">5</text:span></text:p>
            </draw:text-box>
          </draw:frame>
          <draw:frame draw:style-name="gr7" draw:text-style-name="P11" draw:layer="layout" svg:width="0.676cm" svg:height="0.645cm" svg:x="13.726cm" svg:y="13.351cm">
            <draw:text-box>
              <text:p><text:span text:style-name="T7">6</text:span></text:p>
            </draw:text-box>
          </draw:frame>
          <draw:frame draw:style-name="gr7" draw:text-style-name="P11" draw:layer="layout" svg:width="0.676cm" svg:height="0.645cm" svg:x="14.996cm" svg:y="13.351cm">
            <draw:text-box>
              <text:p><text:span text:style-name="T7">7</text:span></text:p>
            </draw:text-box>
          </draw:frame>
          <draw:frame draw:style-name="gr7" draw:text-style-name="P11" draw:layer="layout" svg:width="0.849cm" svg:height="0.645cm" svg:x="17.536cm" svg:y="13.351cm">
            <draw:text-box>
              <text:p><text:span text:style-name="T7">26</text:span></text:p>
            </draw:text-box>
          </draw:frame>
          <draw:frame draw:style-name="gr7" draw:text-style-name="P11" draw:layer="layout" svg:width="0.849cm" svg:height="0.645cm" svg:x="18.72cm" svg:y="13.351cm">
            <draw:text-box>
              <text:p><text:span text:style-name="T7">27</text:span></text:p>
            </draw:text-box>
          </draw:frame>
          <draw:frame draw:style-name="gr7" draw:text-style-name="P11" draw:layer="layout" svg:width="0.849cm" svg:height="0.645cm" svg:x="19.976cm" svg:y="13.351cm">
            <draw:text-box>
              <text:p><text:span text:style-name="T7">28</text:span></text:p>
            </draw:text-box>
          </draw:frame>
          <draw:frame draw:style-name="gr7" draw:text-style-name="P11" draw:layer="layout" svg:width="0.676cm" svg:height="0.645cm" svg:x="9.916cm" svg:y="13.351cm">
            <draw:text-box>
              <text:p><text:span text:style-name="T7">3</text:span></text:p>
            </draw:text-box>
          </draw:frame>
          <draw:custom-shape draw:style-name="gr28" draw:text-style-name="P13" draw:layer="layout" svg:width="5.174cm" svg:height="1.261cm" svg:x="6.985cm" svg:y="13.944cm">
            <text:p text:style-name="P2"><text:span text:style-name="T10">Call-back</text:span></text:p>
            <text:p text:style-name="P2"><text:span text:style-name="T10">IP address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5" draw:layer="layout" svg:width="2.54cm" svg:height="1.27cm" svg:x="12.159cm" svg:y="13.94cm">
            <text:p text:style-name="P14"><text:span text:style-name="T11">Call-back</text:span><text:span text:style-name="T11"><text:line-break/></text:span><text:span text:style-name="T11">Port Number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17" draw:layer="layout" svg:width="2.513cm" svg:height="1.27cm" svg:x="18.536cm" svg:y="13.94cm">
            <text:p text:style-name="P16"><text:span text:style-name="T12">Trigger</text:span><text:span text:style-name="T12"><text:line-break/></text:span><text:span text:style-name="T12">Payload CRC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15" draw:layer="layout" svg:width="3.861cm" svg:height="1.27cm" svg:x="14.681cm" svg:y="13.94cm">
            <text:p/>
            <draw:enhanced-geometry svg:viewBox="0 0 21600 21600" draw:type="rectangle" draw:enhanced-path="M 0 0 L 21600 0 21600 21600 0 21600 0 0 Z N"/>
          </draw:custom-shape>
          <draw:line draw:style-name="gr25" draw:text-style-name="P3" draw:layer="layout" svg:x1="16.997cm" svg:y1="13.936cm" svg:x2="16.224cm" svg:y2="15.224cm">
            <text:p/>
          </draw:line>
          <draw:frame draw:style-name="gr35" draw:text-style-name="P16" draw:layer="layout" svg:width="2.784cm" svg:height="0.725cm" svg:x="15.218cm" svg:y="14.218cm">
            <draw:text-box>
              <text:p text:style-name="P16"><text:span text:style-name="T12">SHA-1(ID Key)</text:span></text:p>
            </draw:text-box>
          </draw:frame>
          <draw:frame draw:style-name="gr7" draw:text-style-name="P11" draw:layer="layout" svg:width="0.676cm" svg:height="0.645cm" svg:x="6.102cm" svg:y="13.352cm">
            <draw:text-box>
              <text:p><text:span text:style-name="T7">0</text:span></text:p>
            </draw:text-box>
          </draw:frame>
          <draw:custom-shape draw:style-name="gr36" draw:text-style-name="P13" draw:layer="layout" svg:width="1.397cm" svg:height="1.261cm" svg:x="5.762cm" svg:y="13.945cm">
            <text:p text:style-name="P2"><text:span text:style-name="T10">Obf.</text:span></text:p>
            <text:p text:style-name="P2"><text:span text:style-name="T10">Seed</text:span></text:p>
            <draw:enhanced-geometry svg:viewBox="0 0 21600 21600" draw:type="rectangle" draw:enhanced-path="M 0 0 L 21600 0 21600 21600 0 21600 0 0 Z N"/>
          </draw:custom-shape>
          <draw:frame draw:style-name="gr7" draw:text-style-name="P4" draw:layer="layout" svg:width="20.886cm" svg:height="0.645cm" svg:x="3.557cm" svg:y="15.805cm">
            <draw:text-box>
              <text:p><text:span text:style-name="T3">The obfuscation seed (byte 0) is required for obfuscating the payload when used with triggers other than the raw TCP/UDP triggers.</text:span></text:p>
            </draw:text-box>
          </draw:frame>
        </draw:g>
        <draw:frame draw:style-name="gr7" draw:layer="layout" svg:width="1.615cm" svg:height="0.704cm" svg:x="24.943cm" svg:y="19.685cm">
          <draw:text-box>
            <text:p><text:span text:style-name="T13"><text:date style:data-style-name="D3" text:date-value="2014-01-23">01/23/14</text:date>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Gray_20_45_20_degrees" draw:display-name="Gray 45 degrees" draw:style="single" draw:color="#808080" draw:distance="0.102cm" draw:rotation="450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4DT16H33M23S</meta:editing-duration>
    <meta:editing-cycles>28</meta:editing-cycles>
    <meta:generator>LibreOffice/3.4$Unix LibreOffice_project/340m1$Build-402</meta:generator>
    <dc:date>2014-01-23T08:40:49</dc:date>
    <meta:print-date>2014-01-22T09:53:47</meta:print-date>
    <meta:document-statistic meta:object-count="217"/>
  </office:meta>
</office:document-meta>
</file>